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draw:marker-start-width="0.313cm" draw:marker-end-width="0.313cm" draw:fill="solid" draw:fill-color="#b3b3b3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draw:stroke="solid" draw:stroke-dash="Fine_20_Dashed" svg:stroke-width="0.076cm" svg:stroke-color="#000000" draw:marker-start-width="0.237cm" draw:marker-end="Arrow_20_concave" draw:marker-end-width="0.291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width="0.076cm" draw:marker-start-width="0.313cm" draw:marker-end-width="0.313cm" draw:fill="solid" draw:fill-color="#666666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solid" draw:stroke-dash="Fine_20_Dashed" svg:stroke-width="0.076cm" svg:stroke-color="#000000" draw:marker-start-width="0.237cm" draw:marker-end="Arrow_20_concave" draw:marker-end-width="0.291cm" draw:fill="solid" draw:fill-color="#b3b3b3" draw:textarea-horizontal-align="center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stroke="solid" draw:stroke-dash="Fine_20_Dashed" svg:stroke-width="0.076cm" svg:stroke-color="#000000" draw:marker-start-width="0.161cm" draw:marker-end="Arrow_20_concave" draw:marker-end-width="0.291cm" draw:textarea-horizontal-align="center" draw:textarea-vertical-align="middle" fo:padding-top="0.162cm" fo:padding-bottom="0.162cm" fo:padding-left="0.287cm" fo:padding-right="0.28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ircle draw:style-name="gr1" draw:text-style-name="P1" draw:id="id1" draw:layer="layout" svg:width="0.737cm" svg:height="0.737cm" svg:x="5.18cm" svg:y="5.715cm">
          <text:p/>
        </draw:circle>
        <draw:circle draw:style-name="gr2" draw:text-style-name="P1" draw:id="id2" draw:layer="layout" svg:width="0.737cm" svg:height="0.737cm" svg:x="6.045cm" svg:y="7.688cm">
          <text:p/>
        </draw:circle>
        <draw:connector draw:style-name="gr3" draw:text-style-name="P1" draw:layer="layout" draw:type="line" svg:x1="5.548cm" svg:y1="6.452cm" svg:x2="6.413cm" svg:y2="7.688cm" draw:start-shape="id1" draw:start-glue-point="2" draw:end-shape="id2" draw:end-glue-point="0" svg:d="m5548 6452 865 1236">
          <text:p/>
        </draw:connector>
        <draw:circle draw:style-name="gr4" draw:text-style-name="P1" draw:id="id3" draw:layer="layout" svg:width="0.737cm" svg:height="0.737cm" svg:x="7.822cm" svg:y="9.525cm">
          <text:p/>
        </draw:circle>
        <draw:connector draw:style-name="gr3" draw:text-style-name="P1" draw:layer="layout" draw:type="curve" svg:x1="5.917cm" svg:y1="6.083cm" svg:x2="8.19cm" svg:y2="9.525cm" draw:start-shape="id1" draw:start-glue-point="1" draw:end-shape="id3" draw:end-glue-point="0" svg:d="m5917 6083c1516 0 2273 1147 2273 3442">
          <text:p/>
        </draw:connector>
        <draw:circle draw:style-name="gr1" draw:text-style-name="P1" draw:id="id4" draw:layer="layout" svg:width="0.737cm" svg:height="0.737cm" svg:x="4.228cm" svg:y="9.592cm">
          <text:p/>
        </draw:circle>
        <draw:connector draw:style-name="gr3" draw:text-style-name="P1" draw:layer="layout" draw:type="line" svg:x1="6.413cm" svg:y1="8.425cm" svg:x2="4.596cm" svg:y2="9.592cm" draw:start-shape="id2" draw:start-glue-point="2" draw:end-shape="id4" draw:end-glue-point="0" svg:d="m6413 8425-1817 1167">
          <text:p/>
        </draw:connector>
        <draw:circle draw:style-name="gr1" draw:text-style-name="P1" draw:id="id5" draw:layer="layout" svg:width="0.737cm" svg:height="0.737cm" svg:x="6.066cm" svg:y="9.592cm">
          <text:p/>
        </draw:circle>
        <draw:connector draw:style-name="gr3" draw:text-style-name="P1" draw:layer="layout" draw:type="line" svg:x1="6.413cm" svg:y1="8.425cm" svg:x2="6.434cm" svg:y2="9.592cm" draw:start-shape="id2" draw:start-glue-point="2" draw:end-shape="id5" draw:end-glue-point="0" svg:d="m6413 8425 21 1167">
          <text:p/>
        </draw:connector>
        <draw:circle draw:style-name="gr4" draw:text-style-name="P1" draw:id="id6" draw:layer="layout" svg:width="0.737cm" svg:height="0.737cm" svg:x="4.228cm" svg:y="11.565cm">
          <text:p/>
        </draw:circle>
        <draw:connector draw:style-name="gr3" draw:text-style-name="P1" draw:layer="layout" draw:type="line" svg:x1="4.596cm" svg:y1="10.329cm" svg:x2="4.596cm" svg:y2="11.565cm" draw:start-shape="id4" draw:start-glue-point="2" draw:end-shape="id6" draw:end-glue-point="0" svg:d="m4596 10329v1236">
          <text:p/>
        </draw:connector>
        <draw:connector draw:style-name="gr5" draw:text-style-name="P1" draw:layer="layout" draw:type="line" svg:x1="6.434cm" svg:y1="10.329cm" svg:x2="6.434cm" svg:y2="11.565cm" draw:start-shape="id5" draw:end-shape="id7" svg:d="m6434 10329v1236">
          <text:p/>
        </draw:connector>
        <draw:circle draw:style-name="gr4" draw:text-style-name="P1" draw:id="id8" draw:layer="layout" svg:width="0.737cm" svg:height="0.737cm" svg:x="7.822cm" svg:y="11.565cm">
          <text:p/>
        </draw:circle>
        <draw:connector draw:style-name="gr5" draw:text-style-name="P1" draw:layer="layout" draw:type="line" svg:x1="8.19cm" svg:y1="10.262cm" svg:x2="8.19cm" svg:y2="11.565cm" draw:start-shape="id3" draw:start-glue-point="2" draw:end-shape="id8" draw:end-glue-point="0" svg:d="m8190 10262v1303">
          <text:p/>
        </draw:connector>
        <draw:connector draw:style-name="gr5" draw:text-style-name="P1" draw:layer="layout" draw:type="curve" svg:x1="8.559cm" svg:y1="11.933cm" svg:x2="8.559cm" svg:y2="9.893cm" draw:start-shape="id8" draw:start-glue-point="1" draw:end-shape="id3" svg:d="m8559 11933c807 0 807-2040 0-2040">
          <text:p/>
        </draw:connector>
        <draw:circle draw:style-name="gr4" draw:text-style-name="P1" draw:id="id7" draw:layer="layout" svg:width="0.737cm" svg:height="0.737cm" svg:x="6.066cm" svg:y="11.565cm">
          <text:p/>
        </draw:circle>
        <draw:connector draw:style-name="gr5" draw:text-style-name="P1" draw:layer="layout" draw:type="line" svg:x1="6.434cm" svg:y1="10.329cm" svg:x2="8.19cm" svg:y2="11.565cm" draw:start-shape="id5" draw:start-glue-point="2" draw:end-shape="id8" svg:d="m6434 10329 1756 1236">
          <text:p/>
        </draw:connector>
        <draw:circle draw:style-name="gr2" draw:text-style-name="P1" draw:layer="layout" svg:width="0.737cm" svg:height="0.737cm" svg:x="6.066cm" svg:y="7.689cm">
          <text:p/>
        </draw:circle>
        <draw:circle draw:style-name="gr2" draw:text-style-name="P1" draw:id="id9" draw:layer="layout" svg:width="0.737cm" svg:height="0.737cm" svg:x="4.228cm" svg:y="7.69cm">
          <text:p/>
        </draw:circle>
        <draw:connector draw:style-name="gr6" draw:text-style-name="P1" draw:layer="layout" draw:type="line" svg:x1="5.548cm" svg:y1="6.452cm" svg:x2="4.596cm" svg:y2="7.69cm" draw:start-shape="id1" draw:start-glue-point="2" draw:end-shape="id9" draw:end-glue-point="0" svg:d="m5548 6452-952 1238">
          <text:p/>
        </draw:connector>
        <draw:connector draw:style-name="gr3" draw:text-style-name="P1" draw:layer="layout" draw:type="line" svg:x1="4.596cm" svg:y1="8.427cm" svg:x2="4.596cm" svg:y2="9.592cm" draw:start-shape="id9" draw:start-glue-point="2" draw:end-shape="id4" draw:end-glue-point="0" svg:d="m4596 8427v1165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4T15:59:45</meta:creation-date>
    <meta:editing-duration>PT01H03M48S</meta:editing-duration>
    <meta:editing-cycles>11</meta:editing-cycles>
    <dc:date>2010-04-14T17:41:47</dc:date>
    <meta:generator>OpenOffice.org/3.2$Unix OpenOffice.org_project/320m12$Build-9483</meta:generator>
    <meta:document-statistic meta:object-count="44"/>
  </office:meta>
</office:document-meta>
</file>